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0787"/>
    </style:style>
    <style:style style:name="P2" style:family="paragraph" style:parent-style-name="Standard">
      <style:text-properties officeooo:paragraph-rsid="000646f5"/>
    </style:style>
    <style:style style:name="P3" style:family="paragraph" style:parent-style-name="Standard">
      <style:text-properties officeooo:paragraph-rsid="0006ee00"/>
    </style:style>
    <style:style style:name="P4" style:family="paragraph" style:parent-style-name="Standard">
      <style:text-properties officeooo:paragraph-rsid="00088d60"/>
    </style:style>
    <style:style style:name="P5" style:family="paragraph" style:parent-style-name="Standard">
      <style:text-properties officeooo:paragraph-rsid="0009b587"/>
    </style:style>
    <style:style style:name="P6" style:family="paragraph" style:parent-style-name="Standard">
      <style:text-properties officeooo:paragraph-rsid="000adcb1"/>
    </style:style>
    <style:style style:name="P7" style:family="paragraph" style:parent-style-name="Standard">
      <style:text-properties style:text-underline-style="none" officeooo:paragraph-rsid="000e12cb"/>
    </style:style>
    <style:style style:name="T1" style:family="text">
      <style:text-properties officeooo:rsid="00050787"/>
    </style:style>
    <style:style style:name="T2" style:family="text">
      <style:text-properties officeooo:rsid="00050fa2"/>
    </style:style>
    <style:style style:name="T3" style:family="text">
      <style:text-properties officeooo:rsid="000646f5"/>
    </style:style>
    <style:style style:name="T4" style:family="text">
      <style:text-properties officeooo:rsid="0006ee00"/>
    </style:style>
    <style:style style:name="T5" style:family="text">
      <style:text-properties fo:font-style="italic" officeooo:rsid="0006ee00" style:font-style-asian="italic" style:font-style-complex="italic"/>
    </style:style>
    <style:style style:name="T6" style:family="text">
      <style:text-properties fo:font-style="italic" officeooo:rsid="0009b587" style:font-style-asian="italic" style:font-style-complex="italic"/>
    </style:style>
    <style:style style:name="T7" style:family="text">
      <style:text-properties fo:font-style="normal" officeooo:rsid="0006ee00" style:font-style-asian="normal" style:font-style-complex="normal"/>
    </style:style>
    <style:style style:name="T8" style:family="text">
      <style:text-properties fo:font-style="normal" officeooo:rsid="00088d60" style:font-style-asian="normal" style:font-style-complex="normal"/>
    </style:style>
    <style:style style:name="T9" style:family="text">
      <style:text-properties officeooo:rsid="00088d60"/>
    </style:style>
    <style:style style:name="T10" style:family="text">
      <style:text-properties officeooo:rsid="0009b587"/>
    </style:style>
    <style:style style:name="T11" style:family="text">
      <style:text-properties officeooo:rsid="000adcb1"/>
    </style:style>
    <style:style style:name="T12" style:family="text">
      <style:text-properties style:text-underline-style="solid" style:text-underline-width="auto" style:text-underline-color="font-color" officeooo:rsid="000adcb1"/>
    </style:style>
    <style:style style:name="T13" style:family="text">
      <style:text-properties style:text-underline-style="solid" style:text-underline-width="auto" style:text-underline-color="font-color" officeooo:rsid="000ccea4"/>
    </style:style>
    <style:style style:name="T14" style:family="text">
      <style:text-properties officeooo:rsid="000e12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itácora</text:span></text:p>
      <text:p text:style-name="P1"><text:span text:style-name="T1">Joseph Loaiza Cruz</text:span></text:p>
      <text:p text:style-name="P5"><text:span text:style-name="T10">201258359</text:span></text:p>
      <text:p text:style-name="P1"><text:span text:style-name="T1">Algoritmos y Estructuras de Datos II</text:span></text:p>
      <text:p text:style-name="P1"><text:span text:style-name="T1">Segundo Proyecto – RAIDB</text:span></text:p>
      <text:p text:style-name="P1"><text:span text:style-name="T1"/></text:p>
      <text:p text:style-name="P1"><text:span text:style-name="T1">Martes 30 de abril</text:span></text:p>
      <text:p text:style-name="P1"><text:span text:style-name="T1">Comienzo a investigar acerca de manejo de archivos secundarios, sistemas de archivos </text:span><text:span text:style-name="T2">y como implementarlos. </text:span></text:p>
      <text:p text:style-name="P1"><text:span text:style-name="T3"/></text:p>
      <text:p text:style-name="P2"><text:span text:style-name="T3">Lunes 01 y Martes 02 de abril</text:span></text:p>
      <text:p text:style-name="P3"><text:span text:style-name="T4">Se crean los repositorios para el proyecto. El nombre clave será dugtrio. Ángel será el manager del repositorio, él controlará el tráfico de archivos. </text:span></text:p>
      <text:p text:style-name="P3"><text:span text:style-name="T4">Investigo acerca de los templates en c++ para comenzar a desarrollar las estructuras necesarias para el proyecto.</text:span></text:p>
      <text:p text:style-name="P3"><text:span text:style-name="T4">Para poner un template se utiliza la instrucción </text:span><text:span text:style-name="T5">template &lt;class t&gt;</text:span><text:span text:style-name="T4"> antes de la declaración de la clase, donde </text:span><text:span text:style-name="T5">t </text:span><text:span text:style-name="T7">es el tipo de objeto que utilizará la clase. </text:span><text:span text:style-name="T8">Los métodos se deben implementar en el .h y se debe poner la instrucción de template antes de su definición. Y definir la clase a que pertenece con ese template.</text:span></text:p>
      <text:p text:style-name="P4"><text:span text:style-name="T8">Ejemplo:</text:span></text:p>
      <text:p text:style-name="P4"><text:span text:style-name="T8"/></text:p>
      <text:p text:style-name="P4"><text:span text:style-name="T8">template &lt;class t&gt;</text:span></text:p>
      <text:p text:style-name="P4"><text:span text:style-name="T8">class Printer{</text:span></text:p>
      <text:p text:style-name="P4"><text:span text:style-name="T8">private:</text:span></text:p>
      <text:p text:style-name="P4"><text:span text:style-name="T8"><text:tab/>t* _value;</text:span></text:p>
      <text:p text:style-name="P4"><text:span text:style-name="T8"/></text:p>
      <text:p text:style-name="P4"><text:span text:style-name="T8">public:</text:span></text:p>
      <text:p text:style-name="P4"><text:span text:style-name="T8"><text:tab/>Printer(t* pValue);</text:span></text:p>
      <text:p text:style-name="P4"><text:span text:style-name="T8"><text:tab/>printMe();</text:span></text:p>
      <text:p text:style-name="P4"><text:span text:style-name="T8">};</text:span></text:p>
      <text:p text:style-name="P3"><text:span text:style-name="T4"/></text:p>
      <text:p text:style-name="P4"><text:span text:style-name="T9">template &lt;class t&gt;</text:span></text:p>
      <text:p text:style-name="P4"><text:span text:style-name="T9">Printer&lt;t&gt;::Printer(t* pValue){</text:span></text:p>
      <text:p text:style-name="P4"><text:span text:style-name="T9"><text:tab/>_value = pValue;</text:span></text:p>
      <text:p text:style-name="P4"><text:span text:style-name="T9">}</text:span></text:p>
      <text:p text:style-name="P1"><text:span text:style-name="T3"/></text:p>
      <text:p text:style-name="P4"><text:span text:style-name="T9">tempplate &lt;class t&gt;</text:span></text:p>
      <text:p text:style-name="P4"><text:span text:style-name="T9">Printer&lt;t&gt;::printMe(){</text:span></text:p>
      <text:p text:style-name="P4"><text:span text:style-name="T9"><text:tab/>…</text:span></text:p>
      <text:p text:style-name="P4"><text:span text:style-name="T9">}</text:span></text:p>
      <text:p text:style-name="P1"><text:span text:style-name="T2"/></text:p>
      <text:p text:style-name="P4"><text:span text:style-name="T9">Para crear un objeto se debe asignar un valor al template al llamar la clase utilizando los signos &lt;&gt;</text:span></text:p>
      <text:p text:style-name="P4"><text:span text:style-name="T9">Ejemplo:</text:span></text:p>
      <text:p text:style-name="P4"><text:span text:style-name="T9">Printer&lt;std::string&gt; myPrinter = new Printer&lt;std::string&gt;(“Hello world!”);</text:span></text:p>
      <text:p text:style-name="P4"><text:span text:style-name="T9"/></text:p>
      <text:p text:style-name="P5"><text:span text:style-name="T10">Miércoles 03 de abril</text:span></text:p>
      <text:p text:style-name="P5"><text:span text:style-name="T10">Investigo cosas del estándar 2011 de c++, algunos métodos como stoi, strtol, además del formato CSV.</text:span></text:p>
      <text:p text:style-name="P5"><text:span text:style-name="T10">Para compilar con c++ en estándar 2011 se utiliza la bandera </text:span><text:span text:style-name="T6">-std=c++11</text:span><text:span text:style-name="T10"> a la hora de compilar.</text:span></text:p>
      <text:p text:style-name="P5"><text:span text:style-name="T10"/></text:p>
      <text:p text:style-name="P6"><text:soft-page-break/><text:span text:style-name="T11">Sin fecha exacta – mes de abril</text:span></text:p>
      <text:p text:style-name="P6"><text:span text:style-name="T11">Comienzo ha hacer operaciones para la manipulación de tipos de datos y su conversión a binario.</text:span></text:p>
      <text:p text:style-name="P6"><text:span text:style-name="T11">En general todo se puede tratar como números y los números como bytes. Un string es es una cadena de caracteres y una cadena de caracteres esta compuesta de chars que tienen una representación numérica según la codificación utilizada.</text:span></text:p>
      <text:p text:style-name="P6"><text:span text:style-name="T11">Para la conversión a binario se utilizará la codificación ASCII.</text:span></text:p>
      <text:p text:style-name="P6"><text:span text:style-name="T11"/></text:p>
      <text:p text:style-name="P6"><text:span text:style-name="T11">Tamaño de datos:</text:span></text:p>
      <text:p text:style-name="P6"><text:span text:style-name="T11">Char = 1 byte</text:span></text:p>
      <text:p text:style-name="P6"><text:span text:style-name="T11">Bool = 1 byte</text:span></text:p>
      <text:p text:style-name="P6"><text:span text:style-name="T11">Short = 2 bytes</text:span></text:p>
      <text:p text:style-name="P6"><text:span text:style-name="T11">Int = 4 bytes</text:span></text:p>
      <text:p text:style-name="P6"><text:span text:style-name="T11">Long = 8 bytes</text:span></text:p>
      <text:p text:style-name="P6"><text:span text:style-name="T11">Double = 8 bytes</text:span></text:p>
      <text:p text:style-name="P6"><text:span text:style-name="T12"/></text:p>
      <text:p text:style-name="P7"><text:span text:style-name="T14">Representación binaria de doubles</text:span></text:p>
      <text:p text:style-name="P7"><text:span text:style-name="T14"/></text:p>
      <text:p text:style-name="P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Loaiza</meta:initial-creator>
    <meta:creation-date>2013-06-22T10:41:27</meta:creation-date>
    <dc:date>2013-06-22T13:14:36</dc:date>
    <dc:creator>Joseph Loaiza</dc:creator>
    <meta:editing-duration>PT1H1M38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2" meta:paragraph-count="46" meta:word-count="336" meta:character-count="1998" meta:non-whitespace-character-count="1701"/>
  </office:meta>
</office:document-meta>
</file>